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_5f_Items" style:display-name="Tabelle_Items" style:family="table">
      <style:table-properties style:width="17cm" table:align="margins"/>
    </style:style>
    <style:style style:name="Tabelle_5f_Items.A" style:display-name="Tabelle_Items.A" style:family="table-column">
      <style:table-column-properties style:column-width="4.249cm" style:rel-column-width="16382*"/>
    </style:style>
    <style:style style:name="Tabelle_5f_Items.B" style:display-name="Tabelle_Items.B" style:family="table-column">
      <style:table-column-properties style:column-width="3.609cm" style:rel-column-width="13913*"/>
    </style:style>
    <style:style style:name="Tabelle_5f_Items.C" style:display-name="Tabelle_Items.C" style:family="table-column">
      <style:table-column-properties style:column-width="4.89cm" style:rel-column-width="18850*"/>
    </style:style>
    <style:style style:name="Tabelle_5f_Items.D" style:display-name="Tabelle_Items.D" style:family="table-column">
      <style:table-column-properties style:column-width="4.251cm" style:rel-column-width="16390*"/>
    </style:style>
    <style:style style:name="Tabelle_5f_Items.A1" style:display-name="Tabelle_Items.A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_5f_Items.D1" style:display-name="Tabelle_Items.D1" style:family="table-cell">
      <style:table-cell-properties fo:background-color="#ccffff" fo:padding="0.097cm" fo:border="0.002cm solid #000000">
        <style:background-image/>
      </style:table-cell-properties>
    </style:style>
    <style:style style:name="Tabelle_5f_Items.A2" style:display-name="Tabelle_Items.A2" style:family="table-cell">
      <style:table-cell-properties fo:padding="0.097cm" fo:border-left="0.002cm solid #000000" fo:border-right="none" fo:border-top="none" fo:border-bottom="0.002cm solid #000000"/>
    </style:style>
    <style:style style:name="Tabelle_5f_Items.D2" style:display-name="Tabelle_Item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Verdana" fo:font-weight="bold" style:font-weight-asian="bold" style:font-weight-complex="bold"/>
    </style:style>
    <style:style style:name="P5" style:family="paragraph" style:parent-style-name="Table_20_Contents">
      <style:text-properties style:font-name="Verdana"/>
    </style:style>
    <style:style style:name="P6" style:family="paragraph" style:parent-style-name="Table_20_Contents">
      <style:paragraph-properties fo:text-align="end" style:justify-single-word="false"/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llo Erika Mustermann. Sie haben am 2009-10-27 folgende Artikel bestellt:</text:p>
      <text:p text:style-name="P3"/>
      <text:p text:style-name="P3"/>
      <table:table table:name="Tabelle_Items" table:style-name="Tabelle_5f_Items">
        <table:table-column table:style-name="Tabelle_5f_Items.A"/>
        <table:table-column table:style-name="Tabelle_5f_Items.B"/>
        <table:table-column table:style-name="Tabelle_5f_Items.C"/>
        <table:table-column table:style-name="Tabelle_5f_Items.D"/>
        <table:table-header-rows>
          <table:table-row>
            <table:table-cell table:style-name="Tabelle_5f_Items.A1" office:value-type="string">
              <text:p text:style-name="P4">Name</text:p>
            </table:table-cell>
            <table:table-cell table:style-name="Tabelle_5f_Items.A1" office:value-type="string">
              <text:p text:style-name="P4">Menge</text:p>
            </table:table-cell>
            <table:table-cell table:style-name="Tabelle_5f_Items.A1" office:value-type="string">
              <text:p text:style-name="P4">Einzelpreis</text:p>
            </table:table-cell>
            <table:table-cell table:style-name="Tabelle_5f_Items.D1" office:value-type="string">
              <text:p text:style-name="P4">Preis</text:p>
            </table:table-cell>
          </table:table-row>
        </table:table-header-rows>
        <table:table-row>
          <table:table-cell table:style-name="Tabelle_5f_Items.A2" office:value-type="string">
            <text:p text:style-name="P5">Item 0</text:p>
          </table:table-cell>
          <table:table-cell table:style-name="Tabelle_5f_Items.A2" office:value-type="string">
            <text:p text:style-name="P6">3</text:p>
          </table:table-cell>
          <table:table-cell table:style-name="Tabelle_5f_Items.A2" office:value-type="string">
            <text:p text:style-name="P6">€49.77</text:p>
          </table:table-cell>
          <table:table-cell table:style-name="Tabelle_5f_Items.D2" office:value-type="string">
            <text:p text:style-name="P6">€149.31</text:p>
          </table:table-cell>
        </table:table-row>
        <table:table-row>
          <table:table-cell table:style-name="Tabelle_5f_Items.A2" office:value-type="string">
            <text:p text:style-name="P5">Item 1</text:p>
          </table:table-cell>
          <table:table-cell table:style-name="Tabelle_5f_Items.A2" office:value-type="string">
            <text:p text:style-name="P6">2</text:p>
          </table:table-cell>
          <table:table-cell table:style-name="Tabelle_5f_Items.A2" office:value-type="string">
            <text:p text:style-name="P6">€7.36</text:p>
          </table:table-cell>
          <table:table-cell table:style-name="Tabelle_5f_Items.D2" office:value-type="string">
            <text:p text:style-name="P6">€14.72</text:p>
          </table:table-cell>
        </table:table-row>
        <table:table-row>
          <table:table-cell table:style-name="Tabelle_5f_Items.A2" office:value-type="string">
            <text:p text:style-name="P5">Item 2</text:p>
          </table:table-cell>
          <table:table-cell table:style-name="Tabelle_5f_Items.A2" office:value-type="string">
            <text:p text:style-name="P6">4</text:p>
          </table:table-cell>
          <table:table-cell table:style-name="Tabelle_5f_Items.A2" office:value-type="string">
            <text:p text:style-name="P6">€39.81</text:p>
          </table:table-cell>
          <table:table-cell table:style-name="Tabelle_5f_Items.D2" office:value-type="string">
            <text:p text:style-name="P6">€159.24</text:p>
          </table:table-cell>
        </table:table-row>
        <table:table-row>
          <table:table-cell table:style-name="Tabelle_5f_Items.A2" office:value-type="string">
            <text:p text:style-name="P5">Item 3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36.67</text:p>
          </table:table-cell>
          <table:table-cell table:style-name="Tabelle_5f_Items.D2" office:value-type="string">
            <text:p text:style-name="P6">€183.35</text:p>
          </table:table-cell>
        </table:table-row>
        <table:table-row>
          <table:table-cell table:style-name="Tabelle_5f_Items.A2" office:value-type="string">
            <text:p text:style-name="P5">Item 4</text:p>
          </table:table-cell>
          <table:table-cell table:style-name="Tabelle_5f_Items.A2" office:value-type="string">
            <text:p text:style-name="P6">7</text:p>
          </table:table-cell>
          <table:table-cell table:style-name="Tabelle_5f_Items.A2" office:value-type="string">
            <text:p text:style-name="P6">€48.31</text:p>
          </table:table-cell>
          <table:table-cell table:style-name="Tabelle_5f_Items.D2" office:value-type="string">
            <text:p text:style-name="P6">€338.17</text:p>
          </table:table-cell>
        </table:table-row>
        <table:table-row>
          <table:table-cell table:style-name="Tabelle_5f_Items.A2" office:value-type="string">
            <text:p text:style-name="P5">Item 5</text:p>
          </table:table-cell>
          <table:table-cell table:style-name="Tabelle_5f_Items.A2" office:value-type="string">
            <text:p text:style-name="P6">1</text:p>
          </table:table-cell>
          <table:table-cell table:style-name="Tabelle_5f_Items.A2" office:value-type="string">
            <text:p text:style-name="P6">€11.88</text:p>
          </table:table-cell>
          <table:table-cell table:style-name="Tabelle_5f_Items.D2" office:value-type="string">
            <text:p text:style-name="P6">€11.88</text:p>
          </table:table-cell>
        </table:table-row>
        <table:table-row>
          <table:table-cell table:style-name="Tabelle_5f_Items.A2" office:value-type="string">
            <text:p text:style-name="P5">Item 6</text:p>
          </table:table-cell>
          <table:table-cell table:style-name="Tabelle_5f_Items.A2" office:value-type="string">
            <text:p text:style-name="P6">6</text:p>
          </table:table-cell>
          <table:table-cell table:style-name="Tabelle_5f_Items.A2" office:value-type="string">
            <text:p text:style-name="P6">€19.38</text:p>
          </table:table-cell>
          <table:table-cell table:style-name="Tabelle_5f_Items.D2" office:value-type="string">
            <text:p text:style-name="P6">€116.28</text:p>
          </table:table-cell>
        </table:table-row>
        <table:table-row>
          <table:table-cell table:style-name="Tabelle_5f_Items.A2" office:value-type="string">
            <text:p text:style-name="P5">Item 7</text:p>
          </table:table-cell>
          <table:table-cell table:style-name="Tabelle_5f_Items.A2" office:value-type="string">
            <text:p text:style-name="P6">9</text:p>
          </table:table-cell>
          <table:table-cell table:style-name="Tabelle_5f_Items.A2" office:value-type="string">
            <text:p text:style-name="P6">€11.03</text:p>
          </table:table-cell>
          <table:table-cell table:style-name="Tabelle_5f_Items.D2" office:value-type="string">
            <text:p text:style-name="P6">€99.27</text:p>
          </table:table-cell>
        </table:table-row>
        <table:table-row>
          <table:table-cell table:style-name="Tabelle_5f_Items.A2" office:value-type="string">
            <text:p text:style-name="P5">Item 8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14.85</text:p>
          </table:table-cell>
          <table:table-cell table:style-name="Tabelle_5f_Items.D2" office:value-type="string">
            <text:p text:style-name="P6">€74.25</text:p>
          </table:table-cell>
        </table:table-row>
        <table:table-row>
          <table:table-cell table:style-name="Tabelle_5f_Items.A2" office:value-type="string">
            <text:p text:style-name="P5">Item 9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41.55</text:p>
          </table:table-cell>
          <table:table-cell table:style-name="Tabelle_5f_Items.D2" office:value-type="string">
            <text:p text:style-name="P6">€207.75</text:p>
          </table:table-cell>
        </table:table-row>
        <table:table-row>
          <table:table-cell table:style-name="Tabelle_5f_Items.A2" office:value-type="string">
            <text:p text:style-name="P5">Item 10</text:p>
          </table:table-cell>
          <table:table-cell table:style-name="Tabelle_5f_Items.A2" office:value-type="string">
            <text:p text:style-name="P6">8</text:p>
          </table:table-cell>
          <table:table-cell table:style-name="Tabelle_5f_Items.A2" office:value-type="string">
            <text:p text:style-name="P6">€20.59</text:p>
          </table:table-cell>
          <table:table-cell table:style-name="Tabelle_5f_Items.D2" office:value-type="string">
            <text:p text:style-name="P6">€164.72</text:p>
          </table:table-cell>
        </table:table-row>
        <table:table-row>
          <table:table-cell table:style-name="Tabelle_5f_Items.A2" office:value-type="string">
            <text:p text:style-name="P5">Item 11</text:p>
          </table:table-cell>
          <table:table-cell table:style-name="Tabelle_5f_Items.A2" office:value-type="string">
            <text:p text:style-name="P6">4</text:p>
          </table:table-cell>
          <table:table-cell table:style-name="Tabelle_5f_Items.A2" office:value-type="string">
            <text:p text:style-name="P6">€9.44</text:p>
          </table:table-cell>
          <table:table-cell table:style-name="Tabelle_5f_Items.D2" office:value-type="string">
            <text:p text:style-name="P6">€37.76</text:p>
          </table:table-cell>
        </table:table-row>
        <table:table-row>
          <table:table-cell table:style-name="Tabelle_5f_Items.A2" office:value-type="string">
            <text:p text:style-name="P5">Item 12</text:p>
          </table:table-cell>
          <table:table-cell table:style-name="Tabelle_5f_Items.A2" office:value-type="string">
            <text:p text:style-name="P6">7</text:p>
          </table:table-cell>
          <table:table-cell table:style-name="Tabelle_5f_Items.A2" office:value-type="string">
            <text:p text:style-name="P6">€48.54</text:p>
          </table:table-cell>
          <table:table-cell table:style-name="Tabelle_5f_Items.D2" office:value-type="string">
            <text:p text:style-name="P6">€339.78</text:p>
          </table:table-cell>
        </table:table-row>
        <table:table-row>
          <table:table-cell table:style-name="Tabelle_5f_Items.A2" office:value-type="string">
            <text:p text:style-name="P5">Item 13</text:p>
          </table:table-cell>
          <table:table-cell table:style-name="Tabelle_5f_Items.A2" office:value-type="string">
            <text:p text:style-name="P6">8</text:p>
          </table:table-cell>
          <table:table-cell table:style-name="Tabelle_5f_Items.A2" office:value-type="string">
            <text:p text:style-name="P6">€34.23</text:p>
          </table:table-cell>
          <table:table-cell table:style-name="Tabelle_5f_Items.D2" office:value-type="string">
            <text:p text:style-name="P6">€273.84</text:p>
          </table:table-cell>
        </table:table-row>
        <table:table-row>
          <table:table-cell table:style-name="Tabelle_5f_Items.A2" office:value-type="string">
            <text:p text:style-name="P5">Item 14</text:p>
          </table:table-cell>
          <table:table-cell table:style-name="Tabelle_5f_Items.A2" office:value-type="string">
            <text:p text:style-name="P6">10</text:p>
          </table:table-cell>
          <table:table-cell table:style-name="Tabelle_5f_Items.A2" office:value-type="string">
            <text:p text:style-name="P6">€17.22</text:p>
          </table:table-cell>
          <table:table-cell table:style-name="Tabelle_5f_Items.D2" office:value-type="string">
            <text:p text:style-name="P6">€172.20</text:p>
          </table:table-cell>
        </table:table-row>
        <table:table-row>
          <table:table-cell table:style-name="Tabelle_5f_Items.A2" office:value-type="string">
            <text:p text:style-name="P5">Item 15</text:p>
          </table:table-cell>
          <table:table-cell table:style-name="Tabelle_5f_Items.A2" office:value-type="string">
            <text:p text:style-name="P6">8</text:p>
          </table:table-cell>
          <table:table-cell table:style-name="Tabelle_5f_Items.A2" office:value-type="string">
            <text:p text:style-name="P6">€6.82</text:p>
          </table:table-cell>
          <table:table-cell table:style-name="Tabelle_5f_Items.D2" office:value-type="string">
            <text:p text:style-name="P6">€54.56</text:p>
          </table:table-cell>
        </table:table-row>
        <table:table-row>
          <table:table-cell table:style-name="Tabelle_5f_Items.A2" office:value-type="string">
            <text:p text:style-name="P5">Item 16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36.90</text:p>
          </table:table-cell>
          <table:table-cell table:style-name="Tabelle_5f_Items.D2" office:value-type="string">
            <text:p text:style-name="P6">€184.50</text:p>
          </table:table-cell>
        </table:table-row>
        <table:table-row>
          <table:table-cell table:style-name="Tabelle_5f_Items.A2" office:value-type="string">
            <text:p text:style-name="P5">Item 17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16.40</text:p>
          </table:table-cell>
          <table:table-cell table:style-name="Tabelle_5f_Items.D2" office:value-type="string">
            <text:p text:style-name="P6">€82.00</text:p>
          </table:table-cell>
        </table:table-row>
        <table:table-row>
          <table:table-cell table:style-name="Tabelle_5f_Items.A2" office:value-type="string">
            <text:p text:style-name="P5">Item 18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36.01</text:p>
          </table:table-cell>
          <table:table-cell table:style-name="Tabelle_5f_Items.D2" office:value-type="string">
            <text:p text:style-name="P6">€180.05</text:p>
          </table:table-cell>
        </table:table-row>
        <table:table-row>
          <table:table-cell table:style-name="Tabelle_5f_Items.A2" office:value-type="string">
            <text:p text:style-name="P5">Item 19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34.45</text:p>
          </table:table-cell>
          <table:table-cell table:style-name="Tabelle_5f_Items.D2" office:value-type="string">
            <text:p text:style-name="P6">€172.25</text:p>
          </table:table-cell>
        </table:table-row>
        <table:table-row>
          <table:table-cell table:style-name="Tabelle_5f_Items.A2" office:value-type="string">
            <text:p text:style-name="P5">Item 20</text:p>
          </table:table-cell>
          <table:table-cell table:style-name="Tabelle_5f_Items.A2" office:value-type="string">
            <text:p text:style-name="P6">3</text:p>
          </table:table-cell>
          <table:table-cell table:style-name="Tabelle_5f_Items.A2" office:value-type="string">
            <text:p text:style-name="P6">€24.86</text:p>
          </table:table-cell>
          <table:table-cell table:style-name="Tabelle_5f_Items.D2" office:value-type="string">
            <text:p text:style-name="P6">€74.58</text:p>
          </table:table-cell>
        </table:table-row>
        <table:table-row>
          <table:table-cell table:style-name="Tabelle_5f_Items.A2" office:value-type="string">
            <text:p text:style-name="P5">Item 21</text:p>
          </table:table-cell>
          <table:table-cell table:style-name="Tabelle_5f_Items.A2" office:value-type="string">
            <text:p text:style-name="P6">9</text:p>
          </table:table-cell>
          <table:table-cell table:style-name="Tabelle_5f_Items.A2" office:value-type="string">
            <text:p text:style-name="P6">€2.28</text:p>
          </table:table-cell>
          <table:table-cell table:style-name="Tabelle_5f_Items.D2" office:value-type="string">
            <text:p text:style-name="P6">€20.52</text:p>
          </table:table-cell>
        </table:table-row>
        <table:table-row>
          <table:table-cell table:style-name="Tabelle_5f_Items.A2" office:value-type="string">
            <text:p text:style-name="P5">Item 22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6.53</text:p>
          </table:table-cell>
          <table:table-cell table:style-name="Tabelle_5f_Items.D2" office:value-type="string">
            <text:p text:style-name="P6">€32.65</text:p>
          </table:table-cell>
        </table:table-row>
        <table:table-row>
          <table:table-cell table:style-name="Tabelle_5f_Items.A2" office:value-type="string">
            <text:p text:style-name="P5">Item 23</text:p>
          </table:table-cell>
          <table:table-cell table:style-name="Tabelle_5f_Items.A2" office:value-type="string">
            <text:p text:style-name="P6">3</text:p>
          </table:table-cell>
          <table:table-cell table:style-name="Tabelle_5f_Items.A2" office:value-type="string">
            <text:p text:style-name="P6">€30.82</text:p>
          </table:table-cell>
          <table:table-cell table:style-name="Tabelle_5f_Items.D2" office:value-type="string">
            <text:p text:style-name="P6">€92.46</text:p>
          </table:table-cell>
        </table:table-row>
        <table:table-row>
          <table:table-cell table:style-name="Tabelle_5f_Items.A2" office:value-type="string">
            <text:p text:style-name="P5">Item 24</text:p>
          </table:table-cell>
          <table:table-cell table:style-name="Tabelle_5f_Items.A2" office:value-type="string">
            <text:p text:style-name="P6">4</text:p>
          </table:table-cell>
          <table:table-cell table:style-name="Tabelle_5f_Items.A2" office:value-type="string">
            <text:p text:style-name="P6">€31.02</text:p>
          </table:table-cell>
          <table:table-cell table:style-name="Tabelle_5f_Items.D2" office:value-type="string">
            <text:p text:style-name="P6">€124.08</text:p>
          </table:table-cell>
        </table:table-row>
        <table:table-row>
          <table:table-cell table:style-name="Tabelle_5f_Items.A2" office:value-type="string">
            <text:p text:style-name="P5">Item 25</text:p>
          </table:table-cell>
          <table:table-cell table:style-name="Tabelle_5f_Items.A2" office:value-type="string">
            <text:p text:style-name="P6">6</text:p>
          </table:table-cell>
          <table:table-cell table:style-name="Tabelle_5f_Items.A2" office:value-type="string">
            <text:p text:style-name="P6">€47.13</text:p>
          </table:table-cell>
          <table:table-cell table:style-name="Tabelle_5f_Items.D2" office:value-type="string">
            <text:p text:style-name="P6">€282.78</text:p>
          </table:table-cell>
        </table:table-row>
        <table:table-row>
          <table:table-cell table:style-name="Tabelle_5f_Items.A2" office:value-type="string">
            <text:p text:style-name="P5">Item 26</text:p>
          </table:table-cell>
          <table:table-cell table:style-name="Tabelle_5f_Items.A2" office:value-type="string">
            <text:p text:style-name="P6">1</text:p>
          </table:table-cell>
          <table:table-cell table:style-name="Tabelle_5f_Items.A2" office:value-type="string">
            <text:p text:style-name="P6">€37.41</text:p>
          </table:table-cell>
          <table:table-cell table:style-name="Tabelle_5f_Items.D2" office:value-type="string">
            <text:p text:style-name="P6">€37.41</text:p>
          </table:table-cell>
        </table:table-row>
        <table:table-row>
          <table:table-cell table:style-name="Tabelle_5f_Items.A2" office:value-type="string">
            <text:p text:style-name="P5">Item 27</text:p>
          </table:table-cell>
          <table:table-cell table:style-name="Tabelle_5f_Items.A2" office:value-type="string">
            <text:p text:style-name="P6">9</text:p>
          </table:table-cell>
          <table:table-cell table:style-name="Tabelle_5f_Items.A2" office:value-type="string">
            <text:p text:style-name="P6">€16.69</text:p>
          </table:table-cell>
          <table:table-cell table:style-name="Tabelle_5f_Items.D2" office:value-type="string">
            <text:p text:style-name="P6">€150.21</text:p>
          </table:table-cell>
        </table:table-row>
        <table:table-row>
          <table:table-cell table:style-name="Tabelle_5f_Items.A2" office:value-type="string">
            <text:p text:style-name="P5">Item 28</text:p>
          </table:table-cell>
          <table:table-cell table:style-name="Tabelle_5f_Items.A2" office:value-type="string">
            <text:p text:style-name="P6">6</text:p>
          </table:table-cell>
          <table:table-cell table:style-name="Tabelle_5f_Items.A2" office:value-type="string">
            <text:p text:style-name="P6">€39.73</text:p>
          </table:table-cell>
          <table:table-cell table:style-name="Tabelle_5f_Items.D2" office:value-type="string">
            <text:p text:style-name="P6">€238.38</text:p>
          </table:table-cell>
        </table:table-row>
        <table:table-row>
          <table:table-cell table:style-name="Tabelle_5f_Items.A2" office:value-type="string">
            <text:p text:style-name="P5">Item 29</text:p>
          </table:table-cell>
          <table:table-cell table:style-name="Tabelle_5f_Items.A2" office:value-type="string">
            <text:p text:style-name="P6">3</text:p>
          </table:table-cell>
          <table:table-cell table:style-name="Tabelle_5f_Items.A2" office:value-type="string">
            <text:p text:style-name="P6">€22.30</text:p>
          </table:table-cell>
          <table:table-cell table:style-name="Tabelle_5f_Items.D2" office:value-type="string">
            <text:p text:style-name="P6">€66.90</text:p>
          </table:table-cell>
        </table:table-row>
        <table:table-row>
          <table:table-cell table:style-name="Tabelle_5f_Items.A2" office:value-type="string">
            <text:p text:style-name="P5">Item 30</text:p>
          </table:table-cell>
          <table:table-cell table:style-name="Tabelle_5f_Items.A2" office:value-type="string">
            <text:p text:style-name="P6">7</text:p>
          </table:table-cell>
          <table:table-cell table:style-name="Tabelle_5f_Items.A2" office:value-type="string">
            <text:p text:style-name="P6">€20.65</text:p>
          </table:table-cell>
          <table:table-cell table:style-name="Tabelle_5f_Items.D2" office:value-type="string">
            <text:p text:style-name="P6">€144.55</text:p>
          </table:table-cell>
        </table:table-row>
        <table:table-row>
          <table:table-cell table:style-name="Tabelle_5f_Items.A2" office:value-type="string">
            <text:p text:style-name="P5">Item 31</text:p>
          </table:table-cell>
          <table:table-cell table:style-name="Tabelle_5f_Items.A2" office:value-type="string">
            <text:p text:style-name="P6">8</text:p>
          </table:table-cell>
          <table:table-cell table:style-name="Tabelle_5f_Items.A2" office:value-type="string">
            <text:p text:style-name="P6">€33.15</text:p>
          </table:table-cell>
          <table:table-cell table:style-name="Tabelle_5f_Items.D2" office:value-type="string">
            <text:p text:style-name="P6">€265.20</text:p>
          </table:table-cell>
        </table:table-row>
        <table:table-row>
          <table:table-cell table:style-name="Tabelle_5f_Items.A2" office:value-type="string">
            <text:p text:style-name="P5">Item 32</text:p>
          </table:table-cell>
          <table:table-cell table:style-name="Tabelle_5f_Items.A2" office:value-type="string">
            <text:p text:style-name="P6">8</text:p>
          </table:table-cell>
          <table:table-cell table:style-name="Tabelle_5f_Items.A2" office:value-type="string">
            <text:p text:style-name="P6">€22.89</text:p>
          </table:table-cell>
          <table:table-cell table:style-name="Tabelle_5f_Items.D2" office:value-type="string">
            <text:p text:style-name="P6">€183.12</text:p>
          </table:table-cell>
        </table:table-row>
        <table:table-row>
          <table:table-cell table:style-name="Tabelle_5f_Items.A2" office:value-type="string">
            <text:p text:style-name="P5">Item 33</text:p>
          </table:table-cell>
          <table:table-cell table:style-name="Tabelle_5f_Items.A2" office:value-type="string">
            <text:p text:style-name="P6">8</text:p>
          </table:table-cell>
          <table:table-cell table:style-name="Tabelle_5f_Items.A2" office:value-type="string">
            <text:p text:style-name="P6">€45.83</text:p>
          </table:table-cell>
          <table:table-cell table:style-name="Tabelle_5f_Items.D2" office:value-type="string">
            <text:p text:style-name="P6">€366.64</text:p>
          </table:table-cell>
        </table:table-row>
        <table:table-row>
          <table:table-cell table:style-name="Tabelle_5f_Items.A2" office:value-type="string">
            <text:p text:style-name="P5">Item 34</text:p>
          </table:table-cell>
          <table:table-cell table:style-name="Tabelle_5f_Items.A2" office:value-type="string">
            <text:p text:style-name="P6">2</text:p>
          </table:table-cell>
          <table:table-cell table:style-name="Tabelle_5f_Items.A2" office:value-type="string">
            <text:p text:style-name="P6">€8.29</text:p>
          </table:table-cell>
          <table:table-cell table:style-name="Tabelle_5f_Items.D2" office:value-type="string">
            <text:p text:style-name="P6">€16.58</text:p>
          </table:table-cell>
        </table:table-row>
        <table:table-row>
          <table:table-cell table:style-name="Tabelle_5f_Items.A2" office:value-type="string">
            <text:p text:style-name="P5">Item 35</text:p>
          </table:table-cell>
          <table:table-cell table:style-name="Tabelle_5f_Items.A2" office:value-type="string">
            <text:p text:style-name="P6">2</text:p>
          </table:table-cell>
          <table:table-cell table:style-name="Tabelle_5f_Items.A2" office:value-type="string">
            <text:p text:style-name="P6">€38.19</text:p>
          </table:table-cell>
          <table:table-cell table:style-name="Tabelle_5f_Items.D2" office:value-type="string">
            <text:p text:style-name="P6">€76.38</text:p>
          </table:table-cell>
        </table:table-row>
        <table:table-row>
          <table:table-cell table:style-name="Tabelle_5f_Items.A2" office:value-type="string">
            <text:p text:style-name="P5">Item 36</text:p>
          </table:table-cell>
          <table:table-cell table:style-name="Tabelle_5f_Items.A2" office:value-type="string">
            <text:p text:style-name="P6">6</text:p>
          </table:table-cell>
          <table:table-cell table:style-name="Tabelle_5f_Items.A2" office:value-type="string">
            <text:p text:style-name="P6">€37.93</text:p>
          </table:table-cell>
          <table:table-cell table:style-name="Tabelle_5f_Items.D2" office:value-type="string">
            <text:p text:style-name="P6">€227.58</text:p>
          </table:table-cell>
        </table:table-row>
        <table:table-row>
          <table:table-cell table:style-name="Tabelle_5f_Items.A2" office:value-type="string">
            <text:p text:style-name="P5">Item 37</text:p>
          </table:table-cell>
          <table:table-cell table:style-name="Tabelle_5f_Items.A2" office:value-type="string">
            <text:p text:style-name="P6">3</text:p>
          </table:table-cell>
          <table:table-cell table:style-name="Tabelle_5f_Items.A2" office:value-type="string">
            <text:p text:style-name="P6">€32.80</text:p>
          </table:table-cell>
          <table:table-cell table:style-name="Tabelle_5f_Items.D2" office:value-type="string">
            <text:p text:style-name="P6">€98.40</text:p>
          </table:table-cell>
        </table:table-row>
        <table:table-row>
          <table:table-cell table:style-name="Tabelle_5f_Items.A2" office:value-type="string">
            <text:p text:style-name="P5">Item 38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36.53</text:p>
          </table:table-cell>
          <table:table-cell table:style-name="Tabelle_5f_Items.D2" office:value-type="string">
            <text:p text:style-name="P6">€182.65</text:p>
          </table:table-cell>
        </table:table-row>
        <table:table-row>
          <table:table-cell table:style-name="Tabelle_5f_Items.A2" office:value-type="string">
            <text:p text:style-name="P5">Item 39</text:p>
          </table:table-cell>
          <table:table-cell table:style-name="Tabelle_5f_Items.A2" office:value-type="string">
            <text:p text:style-name="P6">4</text:p>
          </table:table-cell>
          <table:table-cell table:style-name="Tabelle_5f_Items.A2" office:value-type="string">
            <text:p text:style-name="P6">€7.43</text:p>
          </table:table-cell>
          <table:table-cell table:style-name="Tabelle_5f_Items.D2" office:value-type="string">
            <text:p text:style-name="P6">€29.72</text:p>
          </table:table-cell>
        </table:table-row>
        <table:table-row>
          <table:table-cell table:style-name="Tabelle_5f_Items.A2" office:value-type="string">
            <text:p text:style-name="P5">Item 40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4.80</text:p>
          </table:table-cell>
          <table:table-cell table:style-name="Tabelle_5f_Items.D2" office:value-type="string">
            <text:p text:style-name="P6">€24.00</text:p>
          </table:table-cell>
        </table:table-row>
        <table:table-row>
          <table:table-cell table:style-name="Tabelle_5f_Items.A2" office:value-type="string">
            <text:p text:style-name="P5">Item 41</text:p>
          </table:table-cell>
          <table:table-cell table:style-name="Tabelle_5f_Items.A2" office:value-type="string">
            <text:p text:style-name="P6">1</text:p>
          </table:table-cell>
          <table:table-cell table:style-name="Tabelle_5f_Items.A2" office:value-type="string">
            <text:p text:style-name="P6">€11.35</text:p>
          </table:table-cell>
          <table:table-cell table:style-name="Tabelle_5f_Items.D2" office:value-type="string">
            <text:p text:style-name="P6">€11.35</text:p>
          </table:table-cell>
        </table:table-row>
        <table:table-row>
          <table:table-cell table:style-name="Tabelle_5f_Items.A2" office:value-type="string">
            <text:p text:style-name="P5">Item 42</text:p>
          </table:table-cell>
          <table:table-cell table:style-name="Tabelle_5f_Items.A2" office:value-type="string">
            <text:p text:style-name="P6">7</text:p>
          </table:table-cell>
          <table:table-cell table:style-name="Tabelle_5f_Items.A2" office:value-type="string">
            <text:p text:style-name="P6">€43.04</text:p>
          </table:table-cell>
          <table:table-cell table:style-name="Tabelle_5f_Items.D2" office:value-type="string">
            <text:p text:style-name="P6">€301.28</text:p>
          </table:table-cell>
        </table:table-row>
        <table:table-row>
          <table:table-cell table:style-name="Tabelle_5f_Items.A2" office:value-type="string">
            <text:p text:style-name="P5">Item 43</text:p>
          </table:table-cell>
          <table:table-cell table:style-name="Tabelle_5f_Items.A2" office:value-type="string">
            <text:p text:style-name="P6">6</text:p>
          </table:table-cell>
          <table:table-cell table:style-name="Tabelle_5f_Items.A2" office:value-type="string">
            <text:p text:style-name="P6">€49.29</text:p>
          </table:table-cell>
          <table:table-cell table:style-name="Tabelle_5f_Items.D2" office:value-type="string">
            <text:p text:style-name="P6">€295.74</text:p>
          </table:table-cell>
        </table:table-row>
        <table:table-row>
          <table:table-cell table:style-name="Tabelle_5f_Items.A2" office:value-type="string">
            <text:p text:style-name="P5">Item 44</text:p>
          </table:table-cell>
          <table:table-cell table:style-name="Tabelle_5f_Items.A2" office:value-type="string">
            <text:p text:style-name="P6">3</text:p>
          </table:table-cell>
          <table:table-cell table:style-name="Tabelle_5f_Items.A2" office:value-type="string">
            <text:p text:style-name="P6">€39.53</text:p>
          </table:table-cell>
          <table:table-cell table:style-name="Tabelle_5f_Items.D2" office:value-type="string">
            <text:p text:style-name="P6">€118.59</text:p>
          </table:table-cell>
        </table:table-row>
        <table:table-row>
          <table:table-cell table:style-name="Tabelle_5f_Items.A2" office:value-type="string">
            <text:p text:style-name="P5">Item 45</text:p>
          </table:table-cell>
          <table:table-cell table:style-name="Tabelle_5f_Items.A2" office:value-type="string">
            <text:p text:style-name="P6">1</text:p>
          </table:table-cell>
          <table:table-cell table:style-name="Tabelle_5f_Items.A2" office:value-type="string">
            <text:p text:style-name="P6">€1.88</text:p>
          </table:table-cell>
          <table:table-cell table:style-name="Tabelle_5f_Items.D2" office:value-type="string">
            <text:p text:style-name="P6">€1.88</text:p>
          </table:table-cell>
        </table:table-row>
        <table:table-row>
          <table:table-cell table:style-name="Tabelle_5f_Items.A2" office:value-type="string">
            <text:p text:style-name="P5">Item 46</text:p>
          </table:table-cell>
          <table:table-cell table:style-name="Tabelle_5f_Items.A2" office:value-type="string">
            <text:p text:style-name="P6">8</text:p>
          </table:table-cell>
          <table:table-cell table:style-name="Tabelle_5f_Items.A2" office:value-type="string">
            <text:p text:style-name="P6">€0.16</text:p>
          </table:table-cell>
          <table:table-cell table:style-name="Tabelle_5f_Items.D2" office:value-type="string">
            <text:p text:style-name="P6">€1.28</text:p>
          </table:table-cell>
        </table:table-row>
        <table:table-row>
          <table:table-cell table:style-name="Tabelle_5f_Items.A2" office:value-type="string">
            <text:p text:style-name="P5">Item 47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44.96</text:p>
          </table:table-cell>
          <table:table-cell table:style-name="Tabelle_5f_Items.D2" office:value-type="string">
            <text:p text:style-name="P6">€224.80</text:p>
          </table:table-cell>
        </table:table-row>
        <table:table-row>
          <table:table-cell table:style-name="Tabelle_5f_Items.A2" office:value-type="string">
            <text:p text:style-name="P5">Item 48</text:p>
          </table:table-cell>
          <table:table-cell table:style-name="Tabelle_5f_Items.A2" office:value-type="string">
            <text:p text:style-name="P6">5</text:p>
          </table:table-cell>
          <table:table-cell table:style-name="Tabelle_5f_Items.A2" office:value-type="string">
            <text:p text:style-name="P6">€15.06</text:p>
          </table:table-cell>
          <table:table-cell table:style-name="Tabelle_5f_Items.D2" office:value-type="string">
            <text:p text:style-name="P6">€75.30</text:p>
          </table:table-cell>
        </table:table-row>
        <table:table-row>
          <table:table-cell table:style-name="Tabelle_5f_Items.A2" office:value-type="string">
            <text:p text:style-name="P5">Item 49</text:p>
          </table:table-cell>
          <table:table-cell table:style-name="Tabelle_5f_Items.A2" office:value-type="string">
            <text:p text:style-name="P6">2</text:p>
          </table:table-cell>
          <table:table-cell table:style-name="Tabelle_5f_Items.A2" office:value-type="string">
            <text:p text:style-name="P6">€19.53</text:p>
          </table:table-cell>
          <table:table-cell table:style-name="Tabelle_5f_Items.D2" office:value-type="string">
            <text:p text:style-name="P6">€39.06</text:p>
          </table:table-cell>
        </table:table-row>
        <table:table-row>
          <table:table-cell table:style-name="Tabelle_5f_Items.A2" office:value-type="string">
            <text:p text:style-name="P5"/>
          </table:table-cell>
          <table:table-cell table:style-name="Tabelle_5f_Items.A2" office:value-type="string">
            <text:p text:style-name="P6"/>
          </table:table-cell>
          <table:table-cell table:style-name="Tabelle_5f_Items.A2" office:value-type="string">
            <text:p text:style-name="P6">Gesamt</text:p>
          </table:table-cell>
          <table:table-cell table:style-name="Tabelle_5f_Items.D2" office:value-type="string">
            <text:p text:style-name="P6">€6,819.9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ilsway OpenOffice Beispiel</text:p>
      </style:header>
      <style:footer>
        <text:p text:style-name="MP2">Seite 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li </meta:initial-creator>
    <meta:creation-date>2009-10-22T19:49:13.50</meta:creation-date>
    <dc:date>2009-10-26T22:43:49.57</dc:date>
    <dc:creator>olli </dc:creator>
    <meta:editing-duration>PT03H06M59S</meta:editing-duration>
    <meta:editing-cycles>9</meta:editing-cycles>
    <meta:generator>OpenOffice.org/3.1$Win32 OpenOffice.org_project/310m11$Build-9399</meta:generator>
    <meta:document-statistic meta:table-count="1" meta:image-count="0" meta:object-count="0" meta:page-count="1" meta:paragraph-count="11" meta:word-count="24" meta:character-count="175"/>
  </office:meta>
</office:document-meta>
</file>